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4000002DB25533691AA4309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6cm 0.004cm 0.053cm" fo:padding="0.049cm" fo:border="0.99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.37cm" svg:y="-0.032cm" svg:width="25.813cm" svg:height="16.965cm" draw:z-index="0"><draw:image xlink:href="Pictures/1000020100000334000002DB25533691AA4309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7:59:12.526000000</meta:creation-date>
    <dc:date>2019-02-28T08:07:19.662000000</dc:date>
    <meta:editing-duration>PT8M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2.2$Windows_X86_64 LibreOffice_project/22b09f6418e8c2d508a9eaf86b2399209b0990f4</meta:generator>
  </office:meta>
</office:document-meta>
</file>